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60e2" officeooo:paragraph-rsid="001560e2"/>
    </style:style>
    <style:style style:name="P2" style:family="paragraph" style:parent-style-name="Standard">
      <style:text-properties officeooo:rsid="0017f1d8" officeooo:paragraph-rsid="0017f1d8"/>
    </style:style>
    <style:style style:name="P3" style:family="paragraph" style:parent-style-name="Standard">
      <style:text-properties officeooo:rsid="0017fc2d" officeooo:paragraph-rsid="0017fc2d"/>
    </style:style>
    <style:style style:name="P4" style:family="paragraph" style:parent-style-name="Standard">
      <style:text-properties officeooo:rsid="001ae085" officeooo:paragraph-rsid="001ae085"/>
    </style:style>
    <style:style style:name="P5" style:family="paragraph" style:parent-style-name="Standard">
      <style:text-properties officeooo:rsid="001ae085" officeooo:paragraph-rsid="00287b03"/>
    </style:style>
    <style:style style:name="P6" style:family="paragraph" style:parent-style-name="Standard">
      <style:text-properties officeooo:rsid="001dee2d" officeooo:paragraph-rsid="001dee2d"/>
    </style:style>
    <style:style style:name="P7" style:family="paragraph" style:parent-style-name="Standard">
      <style:text-properties officeooo:rsid="00233670" officeooo:paragraph-rsid="00233670"/>
    </style:style>
    <style:style style:name="P8" style:family="paragraph" style:parent-style-name="Standard">
      <style:text-properties officeooo:rsid="00275608" officeooo:paragraph-rsid="00275608"/>
    </style:style>
    <style:style style:name="P9" style:family="paragraph" style:parent-style-name="Standard">
      <style:text-properties officeooo:rsid="00287b03" officeooo:paragraph-rsid="00287b03"/>
    </style:style>
    <style:style style:name="P10" style:family="paragraph">
      <loext:graphic-properties draw:fill="solid" draw:fill-color="#000000"/>
      <style:paragraph-properties fo:text-align="center"/>
    </style:style>
    <style:style style:name="T1" style:family="text">
      <style:text-properties officeooo:rsid="00167ccb"/>
    </style:style>
    <style:style style:name="T2" style:family="text">
      <style:text-properties officeooo:rsid="0017485d"/>
    </style:style>
    <style:style style:name="T3" style:family="text">
      <style:text-properties style:text-position="super 58%"/>
    </style:style>
    <style:style style:name="T4" style:family="text">
      <style:text-properties style:text-position="0% 100%"/>
    </style:style>
    <style:style style:name="T5" style:family="text">
      <style:text-properties officeooo:rsid="0019c6ac"/>
    </style:style>
    <style:style style:name="T6" style:family="text">
      <style:text-properties officeooo:rsid="001bb071"/>
    </style:style>
    <style:style style:name="T7" style:family="text">
      <style:text-properties fo:font-weight="bold" style:font-weight-asian="bold" style:font-weight-complex="bold"/>
    </style:style>
    <style:style style:name="T8" style:family="text">
      <style:text-properties officeooo:rsid="001cf48f"/>
    </style:style>
    <style:style style:name="T9" style:family="text">
      <style:text-properties officeooo:rsid="001e6b5f"/>
    </style:style>
    <style:style style:name="T10" style:family="text">
      <style:text-properties officeooo:rsid="001fb987"/>
    </style:style>
    <style:style style:name="T11" style:family="text">
      <style:text-properties officeooo:rsid="002128be"/>
    </style:style>
    <style:style style:name="T12" style:family="text">
      <style:text-properties officeooo:rsid="00241bae"/>
    </style:style>
    <style:style style:name="T13" style:family="text">
      <style:text-properties officeooo:rsid="00287b03"/>
    </style:style>
    <style:style style:name="gr1" style:family="graphic">
      <style:graphic-properties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Nom</text:span> : <text:span text:style-name="T2">Hage</text:span></text:p>
      <text:p text:style-name="P1"><text:span text:style-name="T7">Prénom</text:span> : <text:span text:style-name="T2">Laure</text:span></text:p>
      <text:p text:style-name="P1"><text:span text:style-name="T7">Métier</text:span> : <text:span text:style-name="T1">Comptable</text:span></text:p>
      <text:p text:style-name="P1"><text:span text:style-name="T7">Age</text:span> : <text:span text:style-name="T1">42</text:span></text:p>
      <text:p text:style-name="P1"><text:span text:style-name="T7">Description</text:span> : <text:span text:style-name="T2">Laure est une mère de famille qui n’a pas beaucoup d’idées repas équilibrées pour ses enfants. De plus, les restes s’accumulent souvent dans son réfrigérateur, ne sachant pas quoi faire avec. Elle souhaite trouver un outil lui permettant d’avoir accès à de nombreuses recettes faciles et rapides à réaliser afin de moins gaspiller tout en proposant des plats équilibrés à ses enfants.</text:span></text:p>
      <text:p text:style-name="P1"/>
      <text:p text:style-name="P2"><text:span text:style-name="T7">Contexte</text:span> : Je m’appelle Laure et je suis comptable chez Comptabilité Inc et je suis mère de 2 enfants de 5<text:span text:style-name="T3"> </text:span><text:span text:style-name="T4">et 7 ans</text:span>. J’ai souvent des restes dans mon réfrigérateur que je me vois obligée de jeter car je ne sais pas quoi faire avec.</text:p>
      <text:p text:style-name="P2"/>
      <text:p text:style-name="P3"><text:span text:style-name="T7">But</text:span> : Mon but est de trouver une application me permettant de trouver des plats équilibrés en fonction du contenu de mon réfrigérateur. <text:span text:style-name="T5">Certains sites permettent de trouver des recettes selon ce que l’on a chez nous, mais aucun ne permet de les classer par ordre de sanité. </text:span></text:p>
      <text:p text:style-name="P3"/>
      <text:p text:style-name="P4"><text:span text:style-name="T7">Actions</text:span> :</text:p>
      <text:p text:style-name="P4">- Accéder à l’application</text:p>
      <text:p text:style-name="P4">- <text:span text:style-name="T13">Je t</text:span>ape les ingrédients que je veux utiliser pour mon repas <text:span text:style-name="T6">ainsi que le nombre de personnes</text:span></text:p>
      <text:p text:style-name="P4">- Je parcours la liste des résultats</text:p>
      <text:p text:style-name="P4">- Je choisis la recette qui m’intéresse</text:p>
      <text:p text:style-name="P4">- Je cuisine mon plat</text:p>
      <text:p text:style-name="P4">- <text:span text:style-name="T8">Je peux noter la recette (bon ou non, facile ou non à réaliser, …) et l’ajouter à mes favoris</text:span></text:p>
      <text:p text:style-name="P4"><draw:line text:anchor-type="paragraph" draw:z-index="0" draw:name="Forme1" draw:style-name="gr1" draw:text-style-name="P10" svg:x1="0.019cm" svg:y1="0.34cm" svg:x2="16.952cm" svg:y2="0.34cm"><text:p/></draw:line></text:p>
      <text:p text:style-name="P4"/>
      <text:p text:style-name="P6"><text:span text:style-name="T7">Nom</text:span> : <text:span text:style-name="T11">Cuation</text:span></text:p>
      <text:p text:style-name="P6"><text:span text:style-name="T7">Prénom</text:span> : Eva</text:p>
      <text:p text:style-name="P6"><text:span text:style-name="T7">Métier </text:span>: <text:span text:style-name="T9">Collégienne</text:span></text:p>
      <text:p text:style-name="P6"><text:span text:style-name="T7">Age</text:span> : 13</text:p>
      <text:p text:style-name="P6"><text:span text:style-name="T7">Description </text:span>: <text:span text:style-name="T10">Eva est une collégienne qui adore la pâtisserie et veut en faire son métier. Cependant, allergique au lactose, elle ne trouve pas beaucoup de recettes.</text:span></text:p>
      <text:p text:style-name="P6"/>
      <text:p text:style-name="P7"><text:span text:style-name="T7">Contexte</text:span> : Je m’appelle Eva, j’ai 13 ans et je <text:span text:style-name="T12">souhaite travailler dans la pâtisserie plus tard. Par conséquent, j’aime beaucoup cuisiner. Cependant, j’ai quelques contraintes pour pratiquer cette passion : je suis allergique au lactose et trop jeune pour aller faire mes courses seule.</text:span></text:p>
      <text:p text:style-name="P7"/>
      <text:p text:style-name="P8"><text:span text:style-name="T7">But</text:span> : Mon but est de trouver une application me permettant de trouver des recettes pour des pâtisseries sans lactose et d’envoyer la liste des ingrédients à mes parents afin qu’ils puissent me les acheter.</text:p>
      <text:p text:style-name="P8"/>
      <text:p text:style-name="P9"><text:span text:style-name="T7">Actions</text:span> :</text:p>
      <text:p text:style-name="P9">- Accéder à l’application</text:p>
      <text:p text:style-name="P9">- J’indique dans mon profil que je suis allergique au lactose</text:p>
      <text:p text:style-name="P9">- Je me rends dans la section « Pâtisseries » et je lance une recherche sans entrer d’ingrédient</text:p>
      <text:p text:style-name="P9">- Je parcours les résultats qui sont classés par note et qui prennent en compte mon allergie</text:p>
      <text:p text:style-name="P5">- Je choisis la recette qui m’intéresse <text:span text:style-name="T13">et je clique sur le bouton « Générer ma liste de courses »</text:span></text:p>
      <text:p text:style-name="P5">- <text:span text:style-name="T13">Je clique sur « Sauvegarder ma liste »</text:span></text:p>
      <text:p text:style-name="P5">- <text:span text:style-name="T13">Dès que l’un de mes parents sera au magasin, il recevra une notification pour indiquer qu’une liste de courses est dispon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09:00:36.151809492</meta:creation-date>
    <dc:date>2016-09-16T11:29:56.268146641</dc:date>
    <meta:editing-duration>PT46M50S</meta:editing-duration>
    <meta:editing-cycles>18</meta:editing-cycles>
    <meta:generator>LibreOffice/5.1.4.2$Linux_X86_64 LibreOffice_project/10m0$Build-2</meta:generator>
    <meta:document-statistic meta:table-count="0" meta:image-count="0" meta:object-count="0" meta:page-count="1" meta:paragraph-count="29" meta:word-count="455" meta:character-count="2529" meta:non-whitespace-character-count="2102"/>
  </office:meta>
</office:document-meta>
</file>